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243cm"/>
    </style:style>
    <style:style style:name="co2" style:family="table-column">
      <style:table-column-properties fo:break-before="auto" style:column-width="7.816cm"/>
    </style:style>
    <style:style style:name="co3" style:family="table-column">
      <style:table-column-properties fo:break-before="auto" style:column-width="7.9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lockin <text:s/>and clockout t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ucher (Add <text:s/>Voucher <text:s/>Detail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n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m members(add employer dropdow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based 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loyee Paysl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uct id generation( job id Dropdow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ivery note(pdf download issue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0:08:38.220088717</meta:creation-date>
    <dc:date>2024-07-30T11:44:48.083816495</dc:date>
    <meta:editing-duration>PT35M47S</meta:editing-duration>
    <meta:editing-cycles>5</meta:editing-cycles>
    <meta:generator>LibreOffice/7.3.7.2$Linux_X86_64 LibreOffice_project/30$Build-2</meta:generator>
    <meta:document-statistic meta:table-count="1" meta:cell-count="9" meta:object-count="0"/>
  </office:meta>
</office:document-meta>
</file>